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99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4.202cm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0.45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96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1.469cm" fo:min-width="2.87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889cm"/>
    </style:style>
    <style:style style:name="gr12" style:family="graphic" style:parent-style-name="standard">
      <style:graphic-properties draw:textarea-horizontal-align="justify" draw:textarea-vertical-align="middle" draw:auto-grow-height="false" fo:min-height="1.469cm" fo:min-width="5.66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436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5.953cm" svg:y="2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51cm" svg:height="0.889cm" svg:x="5.572cm" svg:y="1.889cm">
          <draw:text-box>
            <text:p><text:span text:style-name="T1">Start</text:span></text:p>
          </draw:text-box>
        </draw:frame>
        <draw:line draw:style-name="gr3" draw:text-style-name="P1" draw:layer="layout" svg:x1="8.693cm" svg:y1="3.921cm" svg:x2="8.693cm" svg:y2="4.81cm">
          <text:p/>
        </draw:line>
        <draw:custom-shape draw:style-name="gr4" draw:text-style-name="P3" draw:layer="layout" svg:width="4.826cm" svg:height="1.27cm" svg:x="7.604cm" svg:y="2.651cm">
          <text:p text:style-name="P1"><text:span text:style-name="T2">Attemp to clock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715cm" svg:y1="3.286cm" svg:x2="7.604cm" svg:y2="3.286cm">
          <text:p/>
        </draw:line>
        <draw:custom-shape draw:style-name="gr5" draw:text-style-name="P1" draw:layer="layout" svg:width="1.905cm" svg:height="1.905cm" svg:x="7.731cm" svg:y="4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72cm" svg:y1="5.699cm" svg:x2="5.699cm" svg:y2="7.223cm">
          <text:p/>
        </draw:line>
        <draw:line draw:style-name="gr6" draw:text-style-name="P1" draw:layer="layout" svg:x1="9.636cm" svg:y1="5.726cm" svg:x2="11.668cm" svg:y2="5.726cm">
          <text:p/>
        </draw:line>
        <draw:line draw:style-name="gr6" draw:text-style-name="P1" draw:layer="layout" svg:x1="5.699cm" svg:y1="5.726cm" svg:x2="7.731cm" svg:y2="5.726cm">
          <text:p/>
        </draw:line>
        <draw:line draw:style-name="gr3" draw:text-style-name="P1" draw:layer="layout" svg:x1="11.689cm" svg:y1="5.699cm" svg:x2="11.668cm" svg:y2="7.223cm">
          <text:p/>
        </draw:line>
        <draw:frame draw:style-name="gr7" draw:text-style-name="P2" draw:layer="layout" svg:width="3.937cm" svg:height="1.546cm" svg:x="4.429cm" svg:y="4.402cm">
          <draw:text-box>
            <text:p><text:span text:style-name="T1">[is weekend]</text:span></text:p>
          </draw:text-box>
        </draw:frame>
        <draw:frame draw:style-name="gr8" draw:text-style-name="P2" draw:layer="layout" svg:width="5.059cm" svg:height="1.673cm" svg:x="9.509cm" svg:y="4.407cm">
          <draw:text-box>
            <text:p><text:span text:style-name="T1">[not weekend]</text:span></text:p>
          </draw:text-box>
        </draw:frame>
        <draw:custom-shape draw:style-name="gr9" draw:text-style-name="P3" draw:layer="layout" svg:width="3.556cm" svg:height="1.905cm" svg:x="4.175cm" svg:y="7.223cm">
          <text:p text:style-name="P1"><text:span text:style-name="T2">In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4.572cm" svg:height="1.016cm" svg:x="8.239cm" svg:y="21.955cm">
          <draw:text-box>
            <text:p>&lt;&lt;Browser&gt;&gt;</text:p>
          </draw:text-box>
        </draw:frame>
        <draw:frame draw:style-name="gr11" draw:text-style-name="P4" draw:layer="layout" svg:width="16.383cm" svg:height="2.139cm" svg:x="1.508cm" svg:y="25.003cm">
          <draw:text-box>
            <text:p><text:span text:style-name="T3">Process model of attemp to clock in</text:span></text:p>
          </draw:text-box>
        </draw:frame>
        <draw:custom-shape draw:style-name="gr9" draw:text-style-name="P3" draw:layer="layout" svg:width="3.556cm" svg:height="1.905cm" svg:x="9.909cm" svg:y="7.223cm">
          <text:p text:style-name="P1"><text:span text:style-name="T2">Val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905cm" svg:height="1.905cm" svg:x="10.806cm" svg:y="1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1.795cm" svg:y1="9.128cm" svg:x2="11.765cm" svg:y2="10.323cm">
          <text:p/>
        </draw:line>
        <draw:frame draw:style-name="gr7" draw:text-style-name="P2" draw:layer="layout" svg:width="5.461cm" svg:height="1.546cm" svg:x="12.303cm" svg:y="9.763cm">
          <draw:text-box>
            <text:p><text:span text:style-name="T1">[is schedule to work]</text:span></text:p>
          </draw:text-box>
        </draw:frame>
        <draw:frame draw:style-name="gr7" draw:text-style-name="P2" draw:layer="layout" svg:width="5.842cm" svg:height="1.546cm" svg:x="5.618cm" svg:y="9.768cm">
          <draw:text-box>
            <text:p><text:span text:style-name="T1">[not schedule to work]</text:span></text:p>
          </draw:text-box>
        </draw:frame>
        <draw:line draw:style-name="gr6" draw:text-style-name="P1" draw:layer="layout" svg:x1="10.879cm" svg:y1="11.287cm" svg:x2="5.318cm" svg:y2="11.287cm">
          <text:p/>
        </draw:line>
        <draw:line draw:style-name="gr3" draw:text-style-name="P1" draw:layer="layout" svg:x1="5.318cm" svg:y1="11.287cm" svg:x2="5.318cm" svg:y2="9.128cm">
          <text:p/>
        </draw:line>
        <draw:line draw:style-name="gr6" draw:text-style-name="P1" draw:layer="layout" svg:x1="12.684cm" svg:y1="11.287cm" svg:x2="14.208cm" svg:y2="11.287cm">
          <text:p/>
        </draw:line>
        <draw:line draw:style-name="gr3" draw:text-style-name="P1" draw:layer="layout" svg:x1="14.208cm" svg:y1="11.287cm" svg:x2="14.208cm" svg:y2="13.065cm">
          <text:p/>
        </draw:line>
        <draw:custom-shape draw:style-name="gr9" draw:text-style-name="P3" draw:layer="layout" svg:width="3.556cm" svg:height="1.905cm" svg:x="12.43cm" svg:y="13.065cm">
          <text:p text:style-name="P1"><text:span text:style-name="T2">Clock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235cm" svg:y1="14.97cm" svg:x2="14.235cm" svg:y2="16.494cm">
          <text:p/>
        </draw:line>
        <draw:custom-shape draw:style-name="gr9" draw:text-style-name="P3" draw:layer="layout" svg:width="3.556cm" svg:height="1.905cm" svg:x="12.557cm" svg:y="16.494cm">
          <text:p text:style-name="P1"><text:span text:style-name="T2">Enable lunch brea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335cm" svg:y1="18.399cm" svg:x2="14.335cm" svg:y2="19.923cm">
          <text:p/>
        </draw:line>
        <draw:custom-shape draw:style-name="gr12" draw:text-style-name="P3" draw:layer="layout" svg:width="6.35cm" svg:height="1.905cm" svg:x="11.922cm" svg:y="19.923cm">
          <text:p text:style-name="P1"><text:span text:style-name="T2">Write the current time to timeshe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148cm" svg:y1="8.112cm" svg:x2="2.497cm" svg:y2="8.112cm">
          <text:p/>
        </draw:line>
        <draw:custom-shape draw:style-name="gr13" draw:text-style-name="P1" draw:layer="layout" svg:width="1.324cm" svg:height="1.27cm" svg:x="5.699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5.98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922cm" svg:y1="20.939cm" svg:x2="6.461cm" svg:y2="20.939cm">
          <text:p/>
        </draw:line>
        <draw:line draw:style-name="gr6" draw:text-style-name="P1" draw:layer="layout" svg:x1="2.524cm" svg:y1="8.112cm" svg:x2="2.524cm" svg:y2="18.399cm">
          <text:p/>
        </draw:line>
        <draw:line draw:style-name="gr3" draw:text-style-name="P1" draw:layer="layout" svg:x1="2.524cm" svg:y1="18.399cm" svg:x2="5.699cm" svg:y2="18.399cm">
          <text:p/>
        </draw:line>
        <draw:line draw:style-name="gr3" draw:text-style-name="P1" draw:layer="layout" svg:x1="6.461cm" svg:y1="20.939cm" svg:x2="6.461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3:40:16.219000000</meta:creation-date>
    <dc:date>2016-11-29T21:17:25.992000000</dc:date>
    <meta:editing-duration>PT42M14S</meta:editing-duration>
    <meta:editing-cycles>4</meta:editing-cycles>
    <meta:generator>LibreOffice/4.3.5.2$Windows_x86 LibreOffice_project/3a87456aaa6a95c63eea1c1b3201acedf0751bd5</meta:generator>
    <meta:document-statistic meta:object-count="36"/>
  </office:meta>
</office:document-meta>
</file>